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3.4307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fo:font-size="9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<text:a xlink:href="relatorio://company.rec_name" xlink:type="simple">company.rec_name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relatorio://for%20each=%22rec%20in%20records%22" xlink:type="simple">relatorio://for each="rec in records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relatorio://rec['product']" xlink:type="simple">relatorio://rec['product']</text:a></text:p>
          </table:table-cell>
          <table:table-cell office:value-type="string" calcext:value-type="string">
            <text:p><text:a xlink:href="relatorio://for%20each=%22month%20in%20rec['by_month']%22" xlink:type="simple">relatorio://for each="month in rec['by_month']"</text:a></text:p>
          </table:table-cell>
          <table:table-cell table:style-name="ce2" office:value-type="string" calcext:value-type="string">
            <text:p><text:span text:style-name="T1"><text:a xlink:href="relatorio://month['amount']" xlink:type="simple">relatorio://month['amount']</text:a></text:span></text:p>
          </table:table-cell>
          <table:table-cell office:value-type="string" calcext:value-type="string">
            <text:p><text:a xlink:href="relatorio:///for" xlink:type="simple">relatorio:///for</text:a></text:p>
          </table:table-cell>
          <table:table-cell office:value-type="string" calcext:value-type="string">
            <text:p><text:a xlink:href="relatorio://rec['total']" xlink:type="simple">relatorio://rec['total']</text:a></text:p>
          </table:table-cell>
        </table:table-row>
        <table:table-row table:style-name="ro1">
          <table:table-cell office:value-type="string" calcext:value-type="string">
            <text:p><text:a xlink:href="relatorio:///for" xlink:type="simple">relatorio:///for</text:a></text:p>
          </table:table-cell>
          <table:table-cell table:number-columns-repeated="4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22:45.036547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8:25:32.719398532</meta:creation-date>
    <dc:date>2016-01-08T16:40:29.386437465</dc:date>
    <meta:editing-duration>PT13H3M48S</meta:editing-duration>
    <meta:editing-cycles>24</meta:editing-cycles>
    <meta:generator>LibreOffice/4.2.8.2$Linux_X86_64 LibreOffice_project/420m0$Build-2</meta:generator>
    <meta:document-statistic meta:table-count="1" meta:cell-count="8" meta:object-count="0"/>
  </office:meta>
</office:document-meta>
</file>